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a353" officeooo:paragraph-rsid="00107ff6"/>
    </style:style>
    <style:style style:name="P2" style:family="paragraph" style:parent-style-name="Standard">
      <style:text-properties officeooo:rsid="0013f932" officeooo:paragraph-rsid="00107ff6"/>
    </style:style>
    <style:style style:name="P3" style:family="paragraph" style:parent-style-name="Heading_20_1">
      <style:text-properties officeooo:paragraph-rsid="00107ff6"/>
    </style:style>
    <style:style style:name="T1" style:family="text">
      <style:text-properties officeooo:rsid="0019aa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tes</text:h>
      <text:p text:style-name="P1"/>
      <text:p text:style-name="P1">Je veux créer des idées de cadeaux pour des personnes que je connais. Une idée peut etre commune à plusieurs personnes ou etre seulement enregistrée sans penser à personne en particulier</text:p>
      <text:p text:style-name="P1">Quand j’enregistre une idée cadeau, ou y ajoute des potentiels intéressés, des items cadeaux status ‘promis’ sont crées pour chacun d’eux. Ainsi je peux parcourir ma liste de personnes et acceder simplement a une liste personalisée de cadeaux qui leur ferait plaisir.</text:p>
      <text:p text:style-name="P1"/>
      <text:p text:style-name="P1">Je peux ensuite créer des listes d’achats (ex : noel). Pour cela je vais chercher des cadeaux à offrir chez différentes personnes et construtire une liste, et éventuellement ajouter une date butoir (il faut que j’aie en ma possession tous ces items avant le…)</text:p>
      <text:p text:style-name="P1"/>
      <text:p text:style-name="P2">Doublons : il ne peut exister qu’un unique cadeau non offert (cadeau virtuel) par personne</text:p>
      <text:p text:style-name="P2"/>
      <text:p text:style-name="P2">Ne rien supprimer : seulement masquer, archiver les idées cadeaux ou cadeaux offerts (système d’informations complet).</text:p>
      <text:p text:style-name="P2"/>
      <text:p text:style-name="P2">On peut également ajouter une idée cadeau à la volée en étant sur le profil d’une personne. Cela ouvrira la vue de création d’idée cadeau avec cette personne déjà renseignée.</text:p>
      <text:p text:style-name="P2"/>
      <text:p text:style-name="P2">Reflechir à la mise en place d’un éditeur de catégories. Une catégorie change les fields a renseigner pour une idée. Ce sont seulement des clefs/valeurs (clefs : label , valeur : type, valeur) qui seront modifiée dans la description de l’idée. Une catégorie modifie donc l’affichage et les attributs d’une idé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51.330964240</meta:creation-date>
    <dc:date>2020-09-01T10:10:04.577492192</dc:date>
    <meta:editing-duration>PT13S</meta:editing-duration>
    <meta:editing-cycles>1</meta:editing-cycles>
    <meta:document-statistic meta:table-count="0" meta:image-count="0" meta:object-count="0" meta:page-count="1" meta:paragraph-count="8" meta:word-count="230" meta:character-count="1410" meta:non-whitespace-character-count="1188"/>
    <meta:generator>LibreOffice/6.0.7.3$Linux_X86_64 LibreOffice_project/00m0$Build-3</meta:generator>
  </office:meta>
</office:document-meta>
</file>